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59cm" table:align="margins" style:shadow="none" style:may-break-between-rows="true" table:border-model="collapsing"/>
    </style:style>
    <style:style style:name="Tableau1.A" style:family="table-column">
      <style:table-column-properties style:column-width="8.795cm" style:rel-column-width="32767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au1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au1.3" style:family="table-row">
      <style:table-row-properties style:min-row-height="0.582cm"/>
    </style:style>
    <style:style style:name="Tableau1.A3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1.B3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Text_20_body">
      <style:text-properties officeooo:rsid="000ece97" officeooo:paragraph-rsid="000ece97"/>
    </style:style>
    <style:style style:name="P2" style:family="paragraph" style:parent-style-name="Title">
      <style:text-properties officeooo:rsid="000ece97"/>
    </style:style>
    <style:style style:name="P3" style:family="paragraph" style:parent-style-name="Heading_20_1">
      <style:text-properties officeooo:rsid="000ece97" officeooo:paragraph-rsid="000ece97"/>
    </style:style>
    <style:style style:name="P4" style:family="paragraph" style:parent-style-name="Heading_20_2">
      <style:text-properties officeooo:rsid="000ece97" officeooo:paragraph-rsid="000ece97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0a29" officeooo:paragraph-rsid="00100a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00a29" officeooo:paragraph-rsid="00100a2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00a29" officeooo:paragraph-rsid="00100a2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 style:list-style-name="L1">
      <style:text-properties officeooo:rsid="000ece97" officeooo:paragraph-rsid="000ece97"/>
    </style:style>
    <style:style style:name="P9" style:family="paragraph" style:parent-style-name="Text_20_body">
      <style:text-properties officeooo:rsid="000ece97" officeooo:paragraph-rsid="00100a29"/>
    </style:style>
    <style:style style:name="T1" style:family="text">
      <style:text-properties officeooo:rsid="00100a2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tre du document</text:p>
      <text:h text:style-name="P3" text:outline-level="1">Titre 1</text:h>
      <text:p text:style-name="P9">Contenu 1, contenu 2, contenu 3. </text:p>
      <text:p text:style-name="P9">Lorem ipsum dolor!</text:p>
      <text:h text:style-name="P4" text:outline-level="2">Titre 2</text:h>
      <text:p text:style-name="P1">Encore du contenu!</text:p>
      <text:list xml:id="list2340693237" text:style-name="L1">
        <text:list-item>
          <text:p text:style-name="P8">Énumération 1</text:p>
        </text:list-item>
        <text:list-item>
          <text:p text:style-name="P8">Énumération 2</text:p>
          <text:list>
            <text:list-item>
              <text:p text:style-name="P8">Énumération imbriquée</text:p>
            </text:list-item>
          </text:list>
        </text:list-item>
      </text:list>
      <text:h text:style-name="Heading_20_3" text:outline-level="3">T<text:span text:style-name="T1">ableau</text:span></text:h>
      <table:table table:name="Tableau1" table:style-name="Tableau1" table:template-name="Box List Blue">
        <table:table-column table:style-name="Tableau1.A" table:number-columns-repeated="2"/>
        <table:table-row table:style-name="Tableau1.1">
          <table:table-cell table:style-name="Tableau1.A1" office:value-type="string">
            <text:p text:style-name="P7">Chose</text:p>
          </table:table-cell>
          <table:table-cell table:style-name="Tableau1.A1" office:value-type="string">
            <text:p text:style-name="P7">Truc</text:p>
          </table:table-cell>
        </table:table-row>
        <table:table-row table:style-name="Tableau1.1">
          <table:table-cell table:style-name="Tableau1.A2" office:value-type="string">
            <text:p text:style-name="P5">Chose 1</text:p>
          </table:table-cell>
          <table:table-cell table:style-name="Tableau1.B2" office:value-type="string">
            <text:p text:style-name="P5">Truc 1</text:p>
          </table:table-cell>
        </table:table-row>
        <table:table-row table:style-name="Tableau1.3">
          <table:table-cell table:style-name="Tableau1.A3" office:value-type="string">
            <text:p text:style-name="P6">Chose 2</text:p>
          </table:table-cell>
          <table:table-cell table:style-name="Tableau1.B3" office:value-type="string">
            <text:p text:style-name="P6">Truc 2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fr" number:country="CA">
      <number:number number:min-integer-digits="1"/>
    </number:number-style>
    <number:text-style style:name="N20100" number:language="fr" number:country="CA">
      <number:text-content/>
    </number:text-style>
    <style:style style:name="Box_20_List_20_Blue.1" style:display-name="Box List Bl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07:29:30.864527281</meta:creation-date>
    <dc:date>2023-07-06T07:38:26.308069437</dc:date>
    <meta:editing-duration>PT3M28S</meta:editing-duration>
    <meta:editing-cycles>3</meta:editing-cycles>
    <meta:generator>LibreOffice/7.3.7.2$Linux_X86_64 LibreOffice_project/30$Build-2</meta:generator>
    <dc:subject>PDF</dc:subject>
    <dc:title>PDF avec Structure</dc:title>
    <meta:document-statistic meta:table-count="1" meta:image-count="0" meta:object-count="0" meta:page-count="1" meta:paragraph-count="16" meta:word-count="39" meta:character-count="195" meta:non-whitespace-character-count="174"/>
  </office:meta>
</office:document-meta>
</file>